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fdfd" officeooo:paragraph-rsid="0000fdfd"/>
    </style:style>
    <style:style style:name="P2" style:family="paragraph" style:parent-style-name="Standard">
      <style:paragraph-properties fo:text-align="start" style:justify-single-word="false"/>
      <style:text-properties officeooo:rsid="0000fdfd" officeooo:paragraph-rsid="0000f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o de estándares de base de datos</text:h>
      <text:p text:style-name="P1"/>
      <text:p text:style-name="P1"/>
      <text:p text:style-name="P1"/>
      <text:p text:style-name="P1"/>
      <text:p text:style-name="P2">Para inserciones usar nombre_esquema.fn_nombre_tabla_insertar: ej: <text:s/>sis.f_instituto_insertar</text:p>
      <text:p text:style-name="P2"/>
      <text:p text:style-name="P2">sis.f_instituto_eliminar</text:p>
      <text:p text:style-name="P2">sis.f_instituto_actualizar</text:p>
      <text:p text:style-name="P2"/>
      <text:p text:style-name="P2">tentativo sis.f_insituto_selecciona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Alamo</meta:initial-creator>
    <meta:creation-date>2015-10-11T11:07:06.492578541</meta:creation-date>
    <dc:date>2015-10-11T11:12:56.696073719</dc:date>
    <dc:creator>Johan Alamo</dc:creator>
    <meta:editing-duration>P0D</meta:editing-duration>
    <meta:editing-cycles>1</meta:editing-cycles>
    <meta:document-statistic meta:table-count="0" meta:image-count="0" meta:object-count="0" meta:page-count="1" meta:paragraph-count="5" meta:word-count="17" meta:character-count="218" meta:non-whitespace-character-count="205"/>
    <meta:generator>LibreOffice/4.1.0.4$Linux_x86 LibreOffice_project/410m0$Build-4</meta:generator>
  </office:meta>
</office:document-meta>
</file>